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es" fo:country="ES"/>
    </style:style>
    <style:style style:name="P3" style:parent-style-name="Standard" style:family="paragraph">
      <style:text-properties fo:language="es" fo:country="ES"/>
    </style:style>
    <style:style style:name="P4" style:parent-style-name="Standard" style:family="paragraph">
      <style:text-properties fo:language="es" fo:country="ES"/>
    </style:style>
    <style:style style:name="P5" style:parent-style-name="Standard" style:family="paragraph">
      <style:text-properties fo:language="es" fo:country="ES"/>
    </style:style>
    <style:style style:name="P6" style:parent-style-name="Standard" style:family="paragraph">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P9" style:parent-style-name="Standard" style:family="paragraph">
      <style:text-properties fo:language="en" fo:country="US"/>
    </style:style>
    <style:style style:name="T10" style:parent-style-name="Fuentedepárrafopredeter." style:family="text">
      <style:text-properties fo:language="en" fo:country="US"/>
    </style:style>
    <style:style style:name="T11" style:parent-style-name="Fuentedepárrafopredeter." style:family="text">
      <style:text-properties fo:background-color="#FFFF00" fo:language="en" fo:country="US"/>
    </style:style>
    <style:style style:name="P12" style:parent-style-name="Normal" style:family="paragraph">
      <style:paragraph-properties style:punctuation-wrap="simple"/>
    </style:style>
    <style:style style:name="T13" style:parent-style-name="Fuentedepárrafopredeter." style:family="text">
      <style:text-properties fo:font-size="10.5pt" style:font-size-asian="10.5pt"/>
    </style:style>
    <style:style style:name="T14" style:parent-style-name="Fuentedepárrafopredeter." style:family="text">
      <style:text-properties fo:language="en" fo:country="US"/>
    </style:style>
    <style:style style:name="T15" style:parent-style-name="Fuentedepárrafopredeter." style:family="text">
      <style:text-properties fo:language="en" fo:country="US"/>
    </style:style>
    <style:style style:name="T16" style:parent-style-name="Fuentedepárrafopredeter." style:family="text">
      <style:text-properties fo:language="en" fo:country="US"/>
    </style:style>
    <style:style style:name="T17" style:parent-style-name="Fuentedepárrafopredeter." style:family="text">
      <style:text-properties fo:background-color="#FFFF00" fo:language="en" fo:country="US"/>
    </style:style>
    <style:style style:name="T18" style:parent-style-name="Ref.decomentario" style:family="text">
      <style:text-properties style:font-name-complex="Mangal"/>
    </style:style>
    <style:style style:name="T19" style:parent-style-name="Fuentedepárrafopredeter." style:family="text">
      <style:text-properties fo:language="en" fo:country="US"/>
    </style:style>
    <style:style style:name="P20" style:parent-style-name="Standard" style:family="paragraph">
      <style:text-properties fo:language="en" fo:country="US"/>
    </style:style>
    <style:style style:name="T21" style:parent-style-name="Fuentedepárrafopredeter." style:family="text">
      <style:text-properties fo:language="en" fo:country="US"/>
    </style:style>
    <style:style style:name="T22" style:parent-style-name="Fuentedepárrafopredeter." style:family="text">
      <style:text-properties fo:language="en" fo:country="US"/>
    </style:style>
    <style:style style:name="T23" style:parent-style-name="Fuentedepárrafopredeter." style:family="text">
      <style:text-properties fo:background-color="#00FF00" fo:language="en" fo:country="US"/>
    </style:style>
    <style:style style:name="T24" style:parent-style-name="Fuentedepárrafopredeter." style:family="text">
      <style:text-properties fo:language="en" fo:country="US"/>
    </style:style>
    <style:style style:name="T25" style:parent-style-name="Ref.decomentario" style:family="text">
      <style:text-properties style:font-name-complex="Mangal"/>
    </style:style>
    <style:style style:name="T26" style:parent-style-name="Fuentedepárrafopredeter." style:family="text">
      <style:text-properties fo:language="en" fo:country="US"/>
    </style:style>
    <style:style style:name="T27" style:parent-style-name="Fuentedepárrafopredeter." style:family="text">
      <style:text-properties fo:language="en" fo:country="US"/>
    </style:style>
    <style:style style:name="T28" style:parent-style-name="Fuentedepárrafopredeter." style:family="text">
      <style:text-properties fo:background-color="#FFFF00" fo:language="en" fo:country="US"/>
    </style:style>
    <style:style style:name="P29" style:parent-style-name="Normal" style:family="paragraph">
      <style:paragraph-properties style:punctuation-wrap="simple"/>
    </style:style>
    <style:style style:name="T30" style:parent-style-name="Fuentedepárrafopredeter." style:family="text">
      <style:text-properties fo:font-size="10.5pt" style:font-size-asian="10.5pt"/>
    </style:style>
    <style:style style:name="T31" style:parent-style-name="Fuentedepárrafopredeter." style:family="text">
      <style:text-properties fo:background-color="#FFFF00"/>
    </style:style>
    <style:style style:name="T32" style:parent-style-name="Fuentedepárrafopredeter." style:family="text">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T35" style:parent-style-name="Fuentedepárrafopredeter." style:family="text">
      <style:text-properties fo:language="en" fo:country="US"/>
    </style:style>
    <style:style style:name="T36" style:parent-style-name="Fuentedepárrafopredeter." style:family="text">
      <style:text-properties fo:language="en" fo:country="US"/>
    </style:style>
    <style:style style:name="T37" style:parent-style-name="Fuentedepárrafopredeter." style:family="text">
      <style:text-properties fo:background-color="#00FF00" fo:language="en" fo:country="US"/>
    </style:style>
    <style:style style:name="T38" style:parent-style-name="Fuentedepárrafopredeter." style:family="text">
      <style:text-properties fo:language="en" fo:country="US"/>
    </style:style>
    <style:style style:name="T39" style:parent-style-name="Ref.decomentario" style:family="text">
      <style:text-properties style:font-name-complex="Mangal"/>
    </style:style>
    <style:style style:name="T40" style:parent-style-name="Fuentedepárrafopredeter." style:family="text">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T43" style:parent-style-name="Fuentedepárrafopredeter." style:family="text">
      <style:text-properties fo:language="en" fo:country="US"/>
    </style:style>
    <style:style style:name="T44" style:parent-style-name="Fuentedepárrafopredeter." style:family="text">
      <style:text-properties fo:language="en" fo:country="US"/>
    </style:style>
    <style:style style:name="T45" style:parent-style-name="Fuentedepárrafopredeter." style:family="text">
      <style:text-properties fo:background-color="#00FF00" fo:language="en" fo:country="US"/>
    </style:style>
    <style:style style:name="T46" style:parent-style-name="Fuentedepárrafopredeter." style:family="text">
      <style:text-properties fo:language="en" fo:country="US"/>
    </style:style>
    <style:style style:name="T47" style:parent-style-name="Ref.decomentario" style:family="text">
      <style:text-properties style:font-name-complex="Mangal"/>
    </style:style>
    <style:style style:name="T48" style:parent-style-name="Fuentedepárrafopredeter." style:family="text">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Fuentedepárrafopredeter." style:family="text">
      <style:text-properties fo:language="en" fo:country="US"/>
    </style:style>
    <style:style style:name="T52" style:parent-style-name="Fuentedepárrafopredeter." style:family="text">
      <style:text-properties fo:language="en" fo:country="US"/>
    </style:style>
    <style:style style:name="T53" style:parent-style-name="Fuentedepárrafopredeter." style:family="text">
      <style:text-properties fo:background-color="#FFFF00" fo:language="en" fo:country="US"/>
    </style:style>
    <style:style style:name="T54" style:parent-style-name="Ref.decomentario" style:family="text">
      <style:text-properties style:font-name-complex="Mangal" fo:background-color="#FFFF00"/>
    </style:style>
    <style:style style:name="T55" style:parent-style-name="Fuentedepárrafopredeter." style:family="text">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T58" style:parent-style-name="Fuentedepárrafopredeter." style:family="text">
      <style:text-properties fo:language="en" fo:country="US"/>
    </style:style>
    <style:style style:name="T59" style:parent-style-name="Fuentedepárrafopredeter." style:family="text">
      <style:text-properties fo:background-color="#00FF00" fo:language="en" fo:country="US"/>
    </style:style>
    <style:style style:name="T60" style:parent-style-name="Fuentedepárrafopredeter." style:family="text">
      <style:text-properties fo:language="en" fo:country="US"/>
    </style:style>
    <style:style style:name="T61" style:parent-style-name="Ref.decomentario" style:family="text">
      <style:text-properties style:font-name-complex="Mangal"/>
    </style:style>
    <style:style style:name="T62" style:parent-style-name="Fuentedepárrafopredeter." style:family="text">
      <style:text-properties fo:language="en" fo:country="US"/>
    </style:style>
    <style:style style:name="T63" style:parent-style-name="Fuentedepárrafopredeter." style:family="text">
      <style:text-properties fo:language="en" fo:country="US"/>
    </style:style>
    <style:style style:name="T64" style:parent-style-name="Fuentedepárrafopredeter." style:family="text">
      <style:text-properties fo:background-color="#FFFF00" fo:language="en" fo:country="US"/>
    </style:style>
    <style:style style:name="T65" style:parent-style-name="Ref.decomentario" style:family="text">
      <style:text-properties style:font-name-complex="Mangal" fo:background-color="#FFFF00"/>
    </style:style>
    <style:style style:name="T66" style:parent-style-name="Fuentedepárrafopredeter." style:family="text">
      <style:text-properties fo:language="en" fo:country="US"/>
    </style:style>
    <style:style style:name="T67" style:parent-style-name="Fuentedepárrafopredeter." style:family="text">
      <style:text-properties fo:background-color="#FFFF00" fo:language="en" fo:country="US"/>
    </style:style>
    <style:style style:name="T68" style:parent-style-name="Ref.decomentario" style:family="text">
      <style:text-properties style:font-name-complex="Mangal" fo:background-color="#FFFF00"/>
    </style:style>
    <style:style style:name="T69" style:parent-style-name="Fuentedepárrafopredeter." style:family="text">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s" fo:country="ES"/>
    </style:style>
    <style:style style:name="P72" style:parent-style-name="Standard" style:family="paragraph">
      <style:text-properties fo:language="es" fo:country="ES"/>
    </style:style>
    <style:style style:name="P73" style:parent-style-name="Standard" style:family="paragraph">
      <style:text-properties fo:language="es" fo:country="ES"/>
    </style:style>
  </office:automatic-styles>
  <office:body>
    <office:text text:use-soft-page-breaks="true">
      <text:p text:style-name="P1"><text:s/>¿Cuáles son los dos principios fundamentales en los que se basa la autenticación sin contraseña?</text:p>
      <text:p text:style-name="Standard">Se basa en lo que tienes o quien eres, en lugar de lo que sabes</text:p>
      <text:p text:style-name="Standard"/>
      <text:p text:style-name="Standard">2). ¿Qué factor utiliza la autenticación basada en la ubicación?</text:p>
      <text:p text:style-name="Standard">Donde<text:s/>Estás: Autenticación basada en la ubicación, utilizando la posición geográfica del usuario como factor.</text:p>
      <text:p text:style-name="Standard"/>
      <text:p text:style-name="Standard">3). ¿Cómo aborda la autenticación sin contraseña las debilidades asociadas con los sistemas de contraseñas?</text:p>
      <text:p text:style-name="P2">La autenticación sin contraseña aborda las<text:s/>debilidades asociadas con los sistemas de contraseñas reconociendo y utilizando factores de autenticación alternativos</text:p>
      <text:p text:style-name="P3"/>
      <text:p text:style-name="Standard">4). ¿Qué beneficios ofrece la autenticación sin contraseña en términos de seguridad y experiencia de usuario</text:p>
      <text:p text:style-name="P4">la autenticación sin contraseña mejora los protocolos de seguridad y se adapta a la preferencia humana por la conveniencia y la sencillez en las interacciones digitales.</text:p>
      <text:p text:style-name="P5"/>
      <text:p text:style-name="P6">Conclusion</text:p>
      <text:p text:style-name="Standard"><text:span text:style-name="T7">La autenticacion sin contraseña representa un avance en la seguridad digital centrandose en la biomet</text:span><text:span text:style-name="T8">rica como huella digital, reconocimiento facial, escaner de iris, etc.<text:s/></text:span>Este cambio ofrece una combinación de seguridad mejorada y facilidad de uso para los usuarios, redefiniendo la forma en que acceden a sistemas y aseguran su identidad digital. La biometría, con su alta seguridad y conveniencia, es una preferencia en la industria para soluciones centradas en el usuario.</text:p>
      <text:p text:style-name="Standard"/>
      <text:p text:style-name="P9">Push Notifications</text:p>
      <text:p text:style-name="Standard"><text:span text:style-name="T10">Push notifications offer a<text:s/></text:span><text:span text:style-name="T11"><office:annotation office:name="0" xml:id="700367004"><dc:creator>Autor desconocido</dc:creator><dc:date>2024-04-04T15:44:00</dc:date><meta:creator-initials>Autor des</meta:creator-initials><text:p text:style-name="P12"><text:span text:style-name="T13">sin interrumpcion</text:span></text:p></office:annotation>seamless</text:span><office:annotation-end office:name="0"/><text:span text:style-name="T14"><text:s/>and interactive way to authenticate. A<text:s/></text:span><text:span text:style-name="T15">notification is sent to a pre-</text:span></text:p>
      <text:p text:style-name="Standard"><text:span text:style-name="T16">registered device, usually a smartphone, asking the user to approve or deny an access<text:s/></text:span><text:span text:style-name="T17"><office:annotation office:name="1" xml:id="700371826"><dc:creator>Luchi</dc:creator><dc:date>2024-04-08T20:34:00</dc:date><meta:creator-initials>L</meta:creator-initials><text:p text:style-name="Textocomentario">solicitud</text:p></office:annotation>request</text:span><text:span text:style-name="T18"><office:annotation-end office:name="1"/></text:span><text:span text:style-name="T19">.</text:span></text:p>
      <text:p text:style-name="P20">• Mobile Push Authentication: This method involves sending a prompt to a user's<text:s/>smartphone</text:p>
      <text:p text:style-name="Standard"><text:span text:style-name="T21">when an authentication att</text:span><text:span text:style-name="T22">empt occurs. Services<text:s/></text:span><text:span text:style-name="T23"><office:annotation office:name="2" xml:id="700372696"><dc:creator>Luchi</dc:creator><dc:date>2024-04-08T20:49:00</dc:date><meta:creator-initials>L</meta:creator-initials><text:p text:style-name="Textocomentario"><text:span text:style-name="Ref.decomentario">por ejemplo, como<text:s/></text:span></text:p><text:p text:style-name="Textocomentario">ADICIÓN Agregan información o ideas nuevas similares a las ya mencionadas en el texto</text:p></office:annotation>like</text:span><text:span text:style-name="T24"><text:s/></text:span><text:span text:style-name="T25"><office:annotation-end office:name="2"/></text:span><text:span text:style-name="T26">Duo Mobile, Microsoft Authenticator, and</text:span></text:p>
      <text:p text:style-name="Standard"><text:span text:style-name="T27">Google Prompts utilize this<text:s/></text:span><text:span text:style-name="T28"><office:annotation office:name="3" xml:id="700367006"><dc:creator>Autor desconocido</dc:creator><dc:date>2024-04-04T15:52:00</dc:date><meta:creator-initials>Autor des</meta:creator-initials><text:p text:style-name="P29"><text:span text:style-name="T30">enfoque</text:span></text:p></office:annotation>approach</text:span><text:span text:style-name="T31"><office:annotation-end office:name="3"/></text:span><text:span text:style-name="T32">. Users simply approve or deny the access request directly from</text:span></text:p>
      <text:p text:style-name="P33">the notification.</text:p>
      <text:p text:style-name="P34">Examples of Push Notification Authentication</text:p>
      <text:p text:style-name="Standard"><text:span text:style-name="T35">• Mobile Payme</text:span><text:span text:style-name="T36">nt Applications: Payment apps<text:s/></text:span><text:span text:style-name="T37"><office:annotation office:name="4" xml:id="700372701"><dc:creator>Luchi</dc:creator><dc:date>2024-04-08T20:49:00</dc:date><meta:creator-initials>L</meta:creator-initials><text:p text:style-name="Textocomentario"><text:span text:style-name="Ref.decomentario">por ejemplo, como<text:s/></text:span></text:p><text:p text:style-name="Textocomentario">ADICIÓN Agregan información o ideas nuevas similares a las ya mencionadas en el texto</text:p></office:annotation>like</text:span><text:span text:style-name="T38"><text:s/></text:span><text:span text:style-name="T39"><office:annotation-end office:name="4"/></text:span><text:span text:style-name="T40">PayPal and Venmo use push notifications for</text:span></text:p>
      <text:p text:style-name="P41">authentication. When logging in or making a transaction, the user receives a notification on their</text:p>
      <text:p text:style-name="P42">mobile device and approves it, confirming their identity without entering a password.</text:p>
      <text:p text:style-name="Standard"><text:span text:style-name="T43">•<text:s/></text:span><text:span text:style-name="T44">Access Management Systems: Enterprise access management solutions,<text:s/></text:span><text:span text:style-name="T45"><office:annotation office:name="5" xml:id="700372761"><dc:creator>Luchi</dc:creator><dc:date>2024-04-08T20:50:00</dc:date><meta:creator-initials>L</meta:creator-initials><text:p text:style-name="Textocomentario"><text:span text:style-name="Ref.decomentario">por ejemplo, tal como<text:s/></text:span></text:p><text:p text:style-name="Textocomentario">ADICIÓN Agregan información o ideas nuevas similares a las ya mencionadas en el texto</text:p></office:annotation>such as</text:span><text:span text:style-name="T46"><text:s/></text:span><text:span text:style-name="T47"><office:annotation-end office:name="5"/></text:span><text:span text:style-name="T48">Duo Security,</text:span></text:p>
      <text:p text:style-name="P49">send push notifications to employees’ registered devices. Employees simply approve the login request</text:p>
      <text:p text:style-name="P50">on their phone to gain access to company systems and data.</text:p>
      <text:p text:style-name="Standard"><text:span text:style-name="T51">•<text:s/></text:span><text:span text:style-name="T52">Google<text:s/></text:span><text:span text:style-name="T53"><office:annotation office:name="6" xml:id="700372033"><dc:creator>Luchi</dc:creator><dc:date>2024-04-08T20:38:00</dc:date><meta:creator-initials>L</meta:creator-initials><text:p text:style-name="Textocomentario">inmediatom rápido, pronto</text:p><text:p text:style-name="Textocomentario">aviso, sugerencia, menssaje</text:p></office:annotation>Prompts</text:span><text:span text:style-name="T54"><office:annotation-end office:name="6"/></text:span><text:span text:style-name="T55">: Google Prompts are push notifications sent to a user's phone when they attempt</text:span></text:p>
      <text:p text:style-name="P56">to log into their account. The user can securely log in by tapping "Yes" on the prompt if the login</text:p>
      <text:p text:style-name="P57">attempt was legitimate. This system is designed to be<text:s/>more secure and user-friendly than traditional</text:p>
      <text:p text:style-name="Standard"><text:span text:style-name="T58">SMS-based OTPs,<text:s/></text:span><text:span text:style-name="T59"><office:annotation office:name="7" xml:id="700372754"><dc:creator>Luchi</dc:creator><dc:date>2024-04-08T20:50:00</dc:date><meta:creator-initials>L</meta:creator-initials><text:p text:style-name="Textocomentario">ya que. CAUSALIDAD Indican la causa/razón, el propósito, resultado/efecto /consecuencia de una acción.</text:p></office:annotation>as</text:span><text:span text:style-name="T60"><text:s/></text:span><text:span text:style-name="T61"><office:annotation-end office:name="7"/></text:span><text:span text:style-name="T62">it requires possession of the device and interaction with the prompt, adding an</text:span></text:p>
      <text:p text:style-name="Standard"><text:span text:style-name="T63">extra<text:s/></text:span><text:span text:style-name="T64"><office:annotation office:name="8" xml:id="700372363"><dc:creator>Luchi</dc:creator><dc:date>2024-04-08T20:43:00</dc:date><meta:creator-initials>L</meta:creator-initials><text:p text:style-name="Textocomentario">capa</text:p></office:annotation>layer<text:s/></text:span><text:span text:style-name="T65"><office:annotation-end office:name="8"/></text:span><text:span text:style-name="T66">of security through user<text:s/></text:span><text:span text:style-name="T67"><office:annotation office:name="9" xml:id="700372510"><dc:creator>Luchi</dc:creator><dc:date>2024-04-08T20:46:00</dc:date><meta:creator-initials>L</meta:creator-initials><text:p text:style-name="Textocomentario">compromiso, contrato, participacion</text:p></office:annotation>engagement<text:s/></text:span><text:span text:style-name="T68"><office:annotation-end office:name="9"/></text:span><text:span text:style-name="T69">and device integrity checks.</text:span></text:p>
      <text:p text:style-name="P70"/>
      <text:p text:style-name="Standard">Las notificaciones Push ofrecen<text:s/>una manera atractiva y sin<text:s/>interrupciones<text:s/>para autenticar. Una notificacion se envia a un dispositivo pre registrado, normalmente un celular, preguntandole al usuario aprobar o denegar una solicictud de acceso.</text:p>
      <text:p text:style-name="Standard">Autenticación Push Movil: Este metodo involucra enviar una aviso a un usuario de celular cuando se produce un intento de autenticacion. Los servicios como Duo Mobile, Microsoft Authenticator y<text:s/><text:soft-page-break/>Google Prompts utilizan este enfoque. <text:s/>Los usuarios solo aprueban o rechazan las solicitudes de acceso desde las notiifaciones</text:p>
      <text:p text:style-name="Standard"/>
      <text:p text:style-name="Standard">Ejemplos de Autenticacion por Notificacion Push</text:p>
      <text:p text:style-name="Standard">Aplicaciones de Pago Movil: las aplicación de pago como<text:s/><text:tab/>Paypal y Venmo usa notificaciones Push para autenticación. Cando se loguea o se hace una transaccion, el usuario recibe una<text:s/>notificacion en su celular y lo aprueba, confirmando su identidad sin <text:s/>ingresar una contraseña</text:p>
      <text:p text:style-name="P71"/>
      <text:p text:style-name="P72">Sistema de Gestion de Acceso: Las soluciones de gestión de acceso empresarial, tal como Duo Security, envian notificaciones push a los dispositivos registrados de los empleados. Los empleados simplemente aprueban la solicitudes de inicio de sesión en sus teléfonos para obtener acceso a los datos y sistemas de la compañía</text:p>
      <text:p text:style-name="P73"/>
      <text:p text:style-name="Standard">Google Prompts: Google prompts son notifiaciones push (automaticas) enviadas al teléfono del usuario cuando ellos intentan acceder a sus cuentas. Los usuarios pueden iniciar sesión de forma segura tocando “Si” en el aviso si el intento de inicio de sesión fue legitimo. Este sistema se diseñó para ser mas seguro y fácil de usar que el tradicional OTPs tradicionales basadas en SMS, ya que requiere posesión del dispositivo e interacción con el mensaje, agregando una capa adicional de seguridad a través <text:s/>de la participación del usuario<text:s/>y comprobación de integridad del dispositivo</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comentarioCar1" style:display-name="Texto comentario Car1" style:family="text" style:parent-style-name="Fuentedepárrafopredeter.">
      <style:text-properties style:font-name-complex="Mangal" fo:font-size="10pt" style:font-size-asian="10pt" style:font-size-complex="9pt"/>
    </style:style>
    <style:style style:name="AsuntodelcomentarioCar" style:display-name="Asunto del comentario Car" style:family="text" style:parent-style-name="TextocomentarioCar1">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hi</dc:creator>
    <meta:creation-date>2024-04-04T14:56:00Z</meta:creation-date>
    <dc:date>2024-04-08T23:53:00Z</dc:date>
    <meta:template xlink:href="Normal.dotm" xlink:type="simple"/>
    <meta:editing-cycles>6</meta:editing-cycles>
    <meta:editing-duration>PT5940S</meta:editing-duration>
    <meta:document-statistic meta:page-count="2" meta:paragraph-count="9" meta:word-count="732" meta:character-count="4749" meta:row-count="33" meta:non-whitespace-character-count="4026"/>
  </office:meta>
</office:document-meta>
</file>